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0.559cm" table:align="left" style:writing-mode="lr-tb"/>
    </style:style>
    <style:style style:name="表1.A" style:family="table-column">
      <style:table-column-properties style:column-width="10.559cm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 style:list-style-name="L1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Text_20_body">
      <style:text-properties style:font-name="Arial" fo:font-size="14pt" style:font-size-asian="14pt" style:font-size-complex="14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style:text-blinking="false" fo:background-color="#ffe599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docs]</text:p>
      <text:list xml:id="list7716741178539959212" text:style-name="L1">
        <text:list-item>
          <text:p text:style-name="P2"><text:a xlink:type="simple" xlink:href="https://liberalarts.utexas.edu/lrc/rigveda/RV01.php#H001" text:style-name="Internet_20_link" text:visited-style-name="Visited_20_Internet_20_Link">https://liberalarts.utexas.edu/lrc/rigveda/RV01.php#H001</text:a> → transliteration</text:p>
        </text:list-item>
        <text:list-item>
          <text:p text:style-name="P2"><text:a xlink:type="simple" xlink:href="https://www.hinduwebsite.com/sacredscripts/hinduism/rigveda/rigveda1_1.asp" text:style-name="Internet_20_link" text:visited-style-name="Visited_20_Internet_20_Link">https://www.hinduwebsite.com/sacredscripts/hinduism/rigveda/rigveda1_1.asp</text:a> → translation</text:p>
        </text:list-item>
        <text:list-item>
          <text:p text:style-name="P2"><text:a xlink:type="simple" xlink:href="https://www.sacred-texts.com/hin/rvsan/rv01001.htm" text:style-name="Internet_20_link" text:visited-style-name="Visited_20_Internet_20_Link">https://www.sacred-texts.com/hin/rvsan/rv01001.htm</text:a> text + transliteration (copy-able)</text:p>
        </text:list-item>
        <text:list-item>
          <text:p text:style-name="P2"><text:a xlink:type="simple" xlink:href="http://www.detlef108.de/RV01-S-D-AncientSanskrit99.pdf" text:style-name="Internet_20_link" text:visited-style-name="Visited_20_Internet_20_Link">http://www.detlef108.de/RV01-S-D-AncientSanskrit99.pdf</text:a> text with numbering (NOT copy-able)</text:p>
        </text:list-item>
        <text:list-item>
          <text:p text:style-name="P2"><text:a xlink:type="simple" xlink:href="https://en.wikipedia.org/wiki/Rigveda#Translations" text:style-name="Internet_20_link" text:visited-style-name="Visited_20_Internet_20_Link">https://en.wikipedia.org/wiki/Rigveda#Translations</text:a></text:p>
        </text:list-item>
        <text:list-item>
          <text:p text:style-name="P2"><text:span text:style-name="T6">pronunciation</text:span></text:p>
          <text:list>
            <text:list-item>
              <text:p text:style-name="P2"><text:a xlink:type="simple" xlink:href="https://www.sanskrit-trikashaivism.com/en/learning-sanskrit-pronunciation-1-1/456" text:style-name="Internet_20_link" text:visited-style-name="Visited_20_Internet_20_Link">https://www.sanskrit-trikashaivism.com/en/learning-sanskrit-pronunciation-1-1/456</text:a> pronunciation (with audio)</text:p>
            </text:list-item>
            <text:list-item>
              <text:p text:style-name="P2"><text:a xlink:type="simple" xlink:href="https://duckduckgo.com/?q=sanskrit+pronunciation&amp;t=opera&amp;ia=web" text:style-name="Internet_20_link" text:visited-style-name="Visited_20_Internet_20_Link">https://duckduckgo.com/?q=sanskrit+pronunciation&amp;t=opera&amp;ia=web</text:a></text:p>
            </text:list-item>
            <text:list-item>
              <text:p text:style-name="P2"><text:a xlink:type="simple" xlink:href="http://sanskritsounds.com/about-sanskrit/46/index.html" text:style-name="Internet_20_link" text:visited-style-name="Visited_20_Internet_20_Link">http://sanskritsounds.com/about-sanskrit/46/index.html</text:a> consonant table (NO audio)</text:p>
            </text:list-item>
            <text:list-item>
              <text:p text:style-name="P2"/>
            </text:list-item>
          </text:list>
        </text:list-item>
      </text:list>
      <text:p text:style-name="P1"/>
      <text:p text:style-name="P1"/>
      <text:p text:style-name="P13"/>
      <text:p text:style-name="P8">------------------------------------------------------------</text:p>
      <text:p text:style-name="P11">[20191111_113441]</text:p>
      <text:p text:style-name="Text_20_body"/>
      <text:p text:style-name="P14"><text:span text:style-name="T1">1. </text:span><text:span text:style-name="T2">XX:XX</text:span></text:p>
      <text:p text:style-name="P9">1. </text:p>
      <table:table table:name="表1" table:style-name="表1">
        <table:table-column table:style-name="表1.A"/>
        <table:table-row>
          <table:table-cell table:style-name="表1.A1" office:value-type="string">
            <text:p text:style-name="P3">अग्निमीळे पुरोहितं यज्ञस्य देवं रत्वीजम</text:p>
          </table:table-cell>
        </table:table-row>
        <table:table-row>
          <table:table-cell table:style-name="表1.A2" office:value-type="string">
            <text:p text:style-name="P5">अ a ग्नि ghni मी mi: ळे <office:annotation office:name="__Annotation__10986_470973970"><dc:creator>iwabuchi ken</dc:creator><dc:date>2019-11-11T11:50:07.76</dc:date><text:p text:style-name="P15"><text:span text:style-name="T7">“</text:span><text:span text:style-name="T7">ḷ”</text:span></text:p></office:annotation>lh<office:annotation-end office:name="__Annotation__10986_470973970"/>e [I laud Agni]</text:p>
            <text:p text:style-name="P5">पु pu रो ro' हि hi तं tam <text:s/>[the chosen priest]</text:p>
            <text:p text:style-name="P5">/ य ya ज्ञ j<office:annotation office:name="__Annotation__10989_470973970"><dc:creator>iwabuchi ken</dc:creator><dc:date>2019-11-11T11:53:40.02</dc:date><text:p text:style-name="P15"><text:span text:style-name="T7">“</text:span><text:span text:style-name="T7">ñ”</text:span></text:p></office:annotation>nj<office:annotation-end office:name="__Annotation__10989_470973970"/>a: स्य sya <text:s/></text:p>
            <text:p text:style-name="P5">दे de वं va'm </text:p>
            <text:p text:style-name="P5">र <office:annotation office:name="__Annotation__10990_470973970"><dc:creator>iwabuchi ken</dc:creator><dc:date>2019-11-11T11:56:24.98</dc:date><text:p text:style-name="P15"><text:span text:style-name="T7">“</text:span><text:span text:style-name="T7">r̥”</text:span></text:p></office:annotation>rr<office:annotation-end office:name="__Annotation__10990_470973970"/>त्वी tvi' ज ja म m </text:p>
          </table:table-cell>
        </table:table-row>
      </table:table>
      <text:p text:style-name="P9">2. </text:p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3">aaa</text:p>
          </table:table-cell>
        </table:table-row>
        <table:table-row>
          <table:table-cell table:style-name="表2.A2" office:value-type="string">
            <text:p text:style-name="P4"/>
          </table:table-cell>
        </table:table-row>
      </table:table>
      <text:p text:style-name="P9">3. </text:p>
      <table:table table:name="表4" table:style-name="表4">
        <table:table-column table:style-name="表4.A"/>
        <table:table-row>
          <table:table-cell table:style-name="表4.A1" office:value-type="string">
            <text:p text:style-name="P3">aaa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</table:table>
      <text:p text:style-name="P10"/>
      <text:p text:style-name="P14"><text:span text:style-name="T3">[next] </text:span><text:span text:style-name="T4">XX:XX </text:span><text:a xlink:type="simple" xlink:href="https://liberalarts.utexas.edu/lrc/rigveda/RV01.php#H001" text:style-name="Internet_20_link" text:visited-style-name="Visited_20_Internet_20_Link">https://liberalarts.utexas.edu/lrc/rigveda/RV01.php#H001</text:a><text:span text:style-name="T5"> → transliteration</text:span></text:p>
      <text:p text:style-name="Text_20_body"/>
      <text:p text:style-name="P12">[/  20191111_120217]</text:p>
      <text:p text:style-name="Text_20_body"/>
      <text:p text:style-name="P13">@@@</text:p>
      <text:p text:style-name="P8">------------------------------------------------------------</text:p>
      <text:p text:style-name="P11">[XXXX]</text:p>
      <text:p text:style-name="Text_20_body"/>
      <text:p text:style-name="P14"><text:span text:style-name="T1">1. </text:span><text:span text:style-name="T2">XX:XX</text:span></text:p>
      <text:p text:style-name="P9">1. </text:p>
      <table:table table:name="表5" table:style-name="表5">
        <table:table-column table:style-name="表5.A"/>
        <table:table-row>
          <table:table-cell table:style-name="表5.A1" office:value-type="string">
            <text:p text:style-name="P3">aaa</text:p>
          </table:table-cell>
        </table:table-row>
        <table:table-row>
          <table:table-cell table:style-name="表5.A2" office:value-type="string">
            <text:p text:style-name="P4"/>
          </table:table-cell>
        </table:table-row>
      </table:table>
      <text:p text:style-name="P9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3">aaa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p text:style-name="P9">3. </text:p>
      <table:table table:name="表7" table:style-name="表7">
        <table:table-column table:style-name="表7.A"/>
        <table:table-row>
          <table:table-cell table:style-name="表7.A1" office:value-type="string">
            <text:p text:style-name="P3">aaa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10"/>
      <text:p text:style-name="P14"><text:span text:style-name="T3">[next] </text:span><text:span text:style-name="T4">XX:XX</text:span></text:p>
      <text:p text:style-name="Text_20_body"><text:soft-page-break/></text:p>
      <text:p text:style-name="P12">[/  XXX]</text:p>
      <text:p text:style-name="Text_20_body"/>
      <text:p text:style-name="Text_20_body"/>
      <text:p text:style-name="P6"/>
      <text:p text:style-name="P6"/>
      <text:p text:style-name="P6"/>
      <text:p text:style-name="P1"/>
      <text:p text:style-name="P7">------------------------------------------------------------ TEMPLATE</text:p>
      <text:p text:style-name="P8">------------------------------------------------------------</text:p>
      <text:p text:style-name="P11">[XXXX]</text:p>
      <text:p text:style-name="Text_20_body"/>
      <text:p text:style-name="P14"><text:span text:style-name="T1">1. </text:span><text:span text:style-name="T2">XX:XX</text:span></text:p>
      <text:p text:style-name="P9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3">aaa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p text:style-name="P9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3">aaa</text:p>
          </table:table-cell>
        </table:table-row>
        <table:table-row>
          <table:table-cell table:style-name="表50.A2" office:value-type="string">
            <text:p text:style-name="P4"/>
          </table:table-cell>
        </table:table-row>
      </table:table>
      <text:p text:style-name="P9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3">aaa</text:p>
          </table:table-cell>
        </table:table-row>
        <table:table-row>
          <table:table-cell table:style-name="表51.A2" office:value-type="string">
            <text:p text:style-name="P4"/>
          </table:table-cell>
        </table:table-row>
      </table:table>
      <text:p text:style-name="P10"/>
      <text:p text:style-name="P14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P7"><text:soft-page-break/>/------------------------------------------------------------ /TEMPLATE</text:p>
      <text:p text:style-name="P6"/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11T11:29:53.32</meta:creation-date>
    <dc:date>2019-11-11T12:02:36.93</dc:date>
    <dc:creator>iwabuchi ken</dc:creator>
    <meta:editing-duration>PT32M41S</meta:editing-duration>
    <meta:editing-cycles>5</meta:editing-cycles>
    <meta:generator>OpenOffice/4.1.3$Win32 OpenOffice.org_project/413m1$Build-9783</meta:generator>
    <meta:document-statistic meta:table-count="9" meta:image-count="0" meta:object-count="0" meta:page-count="4" meta:paragraph-count="52" meta:word-count="142" meta:character-count="1495"/>
  </office:meta>
</office:document-meta>
</file>